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A72C000051C8000027984953226F9FEF5927.svg" manifest:media-type="image/svg+xml"/>
  <manifest:file-entry manifest:full-path="Pictures/10000201000003DD000001DFB086B9FD8DB4FB5A.png" manifest:media-type="image/png"/>
  <manifest:file-entry manifest:full-path="Pictures/TablePreview1.svm" manifest:media-type=""/>
  <manifest:file-entry manifest:full-path="Pictures/1000497000004B47000020DB77547F68A98F695D.svg" manifest:media-type="image/svg+xml"/>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164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P6" style:family="paragraph">
      <style:paragraph-properties fo:text-align="center"/>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text:span><text:span text:style-name="T4">code to </text:span><text:span text:style-name="T4">shift X </text:span><text:span text:style-name="T4">right by 5 </text:span><text:span text:style-name="T4">bits </text:span><text:span text:style-name="T4">arithmetica</text:span><text:span text:style-name="T4">lly</text:span></text:p>
            <text:p><text:span text:style-name="T4"><text:tab/></text:span><text:span text:style-name="T4">W = #0 </text:span><text:span text:style-name="T4">; default </text:span><text:span text:style-name="T4">sign</text:span></text:p>
            <text:p><text:span text:style-name="T4"><text:tab/></text:span><text:span text:style-name="T4">C {X &amp; </text:span><text:span text:style-name="T4">#128} ? W = </text:span><text:span text:style-name="T4">#255 ; </text:span><text:span text:style-name="T4">extended </text:span><text:span text:style-name="T4">sign for V</text:span></text:p>
            <text:p><text:span text:style-name="T4"><text:tab/></text:span><text:span text:style-name="T4">W += W </text:span><text:span text:style-name="T4">; shift </text:span><text:span text:style-name="T4">left top </text:span><text:span text:style-name="T4">half</text:span></text:p>
            <text:p><text:span text:style-name="T4"><text:tab/></text:span><text:span text:style-name="T4">X += X </text:span><text:span text:style-name="T4">; shift </text:span><text:span text:style-name="T4">left bottom </text:span><text:span text:style-name="T4">half</text:span></text:p>
            <text:p><text:span text:style-name="T4"><text:tab/></text:span><text:span text:style-name="T4">C ? W </text:span><text:span text:style-name="T4">+= #1 ; </text:span><text:span text:style-name="T4">move carry </text:span><text:span text:style-name="T4">to bottom </text:span><text:span text:style-name="T4">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second 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third bit. </text:span><text:span text:style-name="T4">Now W is X </text:span><text:span text:style-name="T4">$&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 #1 </text:span><text:span text:style-name="T4">; bit mask, </text:span><text:span text:style-name="T4">start at </text:span><text:span text:style-name="T4">least </text:span><text:span text:style-name="T4">significant</text:span></text:p>
            <text:p><text:span text:style-name="T4">SendBit:</text:span></text:p>
            <text:p><text:span text:style-name="T4"><text:tab/></text:span><text:span text:style-name="T4">C {X &amp; </text:span><text:span text:style-name="T4">W} ? ===&gt; </text:span><text:span text:style-name="T4">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 </text:span><text:span text:style-name="T4">===&gt; </text:span><text:span text:style-name="T4">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19" draw:text-style-name="P6"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19" draw:text-style-name="P6"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19" draw:text-style-name="P6"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3T12:50:12.658207901</dc:date>
    <meta:editing-duration>P1DT1H16M30S</meta:editing-duration>
    <meta:editing-cycles>116</meta:editing-cycles>
    <meta:generator>LibreOffice/6.0.7.3$Linux_X86_64 LibreOffice_project/00m0$Build-3</meta:generator>
    <meta:document-statistic meta:object-count="143"/>
  </office:meta>
</office:document-meta>
</file>